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officeooo:paragraph-rsid="001c92cc"/>
    </style:style>
    <style:style style:name="P3" style:family="paragraph" style:parent-style-name="Standard">
      <style:text-properties fo:language="de" fo:country="DE" officeooo:rsid="001c92cc" officeooo:paragraph-rsid="001c92cc"/>
    </style:style>
    <style:style style:name="P4" style:family="paragraph" style:parent-style-name="Standard">
      <style:text-properties fo:language="de" fo:country="DE" officeooo:paragraph-rsid="001d1910"/>
    </style:style>
    <style:style style:name="P5" style:family="paragraph" style:parent-style-name="Standard">
      <style:text-properties fo:language="de" fo:country="DE" officeooo:rsid="001dfb61" officeooo:paragraph-rsid="001dfb61"/>
    </style:style>
    <style:style style:name="P6" style:family="paragraph" style:parent-style-name="Standard">
      <style:text-properties fo:language="de" fo:country="DE" officeooo:paragraph-rsid="001dfb61"/>
    </style:style>
    <style:style style:name="P7" style:family="paragraph" style:parent-style-name="Standard">
      <style:text-properties fo:language="de" fo:country="DE" officeooo:paragraph-rsid="001fc7f8"/>
    </style:style>
    <style:style style:name="P8" style:family="paragraph" style:parent-style-name="Standard">
      <style:text-properties fo:language="de" fo:country="DE" officeooo:rsid="0020692d" officeooo:paragraph-rsid="0020692d"/>
    </style:style>
    <style:style style:name="P9" style:family="paragraph" style:parent-style-name="Standard">
      <style:text-properties fo:language="de" fo:country="DE" officeooo:rsid="0020692d" officeooo:paragraph-rsid="00212c8a"/>
    </style:style>
    <style:style style:name="P10" style:family="paragraph" style:parent-style-name="Standard">
      <style:text-properties fo:language="de" fo:country="DE" officeooo:paragraph-rsid="00212c8a"/>
    </style:style>
    <style:style style:name="P11" style:family="paragraph" style:parent-style-name="Standard">
      <style:text-properties fo:language="de" fo:country="DE" officeooo:rsid="00212c8a" officeooo:paragraph-rsid="00212c8a"/>
    </style:style>
    <style:style style:name="P12" style:family="paragraph" style:parent-style-name="Standard">
      <style:text-properties fo:language="de" fo:country="DE" officeooo:rsid="00218775" officeooo:paragraph-rsid="00218775"/>
    </style:style>
    <style:style style:name="P13" style:family="paragraph" style:parent-style-name="Standard">
      <style:text-properties fo:language="de" fo:country="DE" officeooo:rsid="001d1910" officeooo:paragraph-rsid="001d1910"/>
    </style:style>
    <style:style style:name="P14" style:family="paragraph" style:parent-style-name="Standard">
      <style:text-properties fo:language="de" fo:country="DE" officeooo:rsid="00227c41" officeooo:paragraph-rsid="00227c41"/>
    </style:style>
    <style:style style:name="P15" style:family="paragraph" style:parent-style-name="Standard">
      <style:text-properties fo:language="de" fo:country="DE" officeooo:rsid="00227c41" officeooo:paragraph-rsid="00230c1a"/>
    </style:style>
    <style:style style:name="P16" style:family="paragraph" style:parent-style-name="Standard">
      <style:text-properties fo:language="de" fo:country="DE" officeooo:rsid="00230c1a" officeooo:paragraph-rsid="00230c1a"/>
    </style:style>
    <style:style style:name="P17" style:family="paragraph" style:parent-style-name="Standard">
      <style:text-properties fo:language="de" fo:country="DE" style:text-underline-style="none" officeooo:rsid="00230c1a" officeooo:paragraph-rsid="00230c1a"/>
    </style:style>
    <style:style style:name="P18" style:family="paragraph" style:parent-style-name="Standard">
      <style:text-properties fo:language="de" fo:country="DE" officeooo:rsid="002330d5" officeooo:paragraph-rsid="002330d5"/>
    </style:style>
    <style:style style:name="P19" style:family="paragraph" style:parent-style-name="Standard">
      <style:text-properties fo:language="de" fo:country="DE" style:text-underline-style="solid" style:text-underline-width="auto" style:text-underline-color="font-color" officeooo:rsid="0020692d" officeooo:paragraph-rsid="0020692d"/>
    </style:style>
    <style:style style:name="P20" style:family="paragraph" style:parent-style-name="Standard">
      <style:text-properties fo:language="de" fo:country="DE" officeooo:paragraph-rsid="00254f9e"/>
    </style:style>
    <style:style style:name="P21" style:family="paragraph" style:parent-style-name="Standard">
      <style:paragraph-properties fo:text-align="center" style:justify-single-word="false"/>
      <style:text-properties fo:language="de" fo:country="DE" officeooo:paragraph-rsid="00254f9e"/>
    </style:style>
    <style:style style:name="P22" style:family="paragraph" style:parent-style-name="Standard">
      <style:text-properties fo:language="de" fo:country="DE" officeooo:rsid="00212c8a" officeooo:paragraph-rsid="00212c8a"/>
    </style:style>
    <style:style style:name="P23" style:family="paragraph" style:parent-style-name="Standard">
      <style:text-properties fo:language="de" fo:country="DE" officeooo:paragraph-rsid="001d1910"/>
    </style:style>
    <style:style style:name="P24" style:family="paragraph" style:parent-style-name="Standard">
      <style:text-properties fo:language="de" fo:country="DE" officeooo:rsid="00227c41" officeooo:paragraph-rsid="00227c41"/>
    </style:style>
    <style:style style:name="P25" style:family="paragraph" style:parent-style-name="Standard">
      <style:text-properties fo:language="de" fo:country="DE" officeooo:rsid="00259b93" officeooo:paragraph-rsid="00259b93"/>
    </style:style>
    <style:style style:name="P26" style:family="paragraph" style:parent-style-name="Standard">
      <style:paragraph-properties fo:text-align="center" style:justify-single-word="false"/>
      <style:text-properties fo:language="de" fo:country="DE" officeooo:rsid="00259b93" officeooo:paragraph-rsid="00259b93"/>
    </style:style>
    <style:style style:name="P27" style:family="paragraph" style:parent-style-name="Standard">
      <style:text-properties officeooo:paragraph-rsid="001d1910"/>
    </style:style>
    <style:style style:name="P28" style:family="paragraph" style:parent-style-name="Standard">
      <style:text-properties officeooo:rsid="00259b93" officeooo:paragraph-rsid="00259b93"/>
    </style:style>
    <style:style style:name="P29" style:family="paragraph" style:parent-style-name="Standard">
      <style:paragraph-properties fo:text-align="center" style:justify-single-word="false"/>
      <style:text-properties officeooo:rsid="00259b93" officeooo:paragraph-rsid="00259b93"/>
    </style:style>
    <style:style style:name="T1" style:family="text">
      <style:text-properties fo:background-color="#fff200" loext:char-shading-value="0"/>
    </style:style>
    <style:style style:name="T2" style:family="text">
      <style:text-properties officeooo:rsid="001c92cc" fo:background-color="#fff200" loext:char-shading-value="0"/>
    </style:style>
    <style:style style:name="T3" style:family="text">
      <style:text-properties officeooo:rsid="001d1910" fo:background-color="#fff200" loext:char-shading-value="0"/>
    </style:style>
    <style:style style:name="T4" style:family="text">
      <style:text-properties officeooo:rsid="001dfb61" fo:background-color="#fff200" loext:char-shading-value="0"/>
    </style:style>
    <style:style style:name="T5" style:family="text">
      <style:text-properties officeooo:rsid="001dfb61"/>
    </style:style>
    <style:style style:name="T6" style:family="text">
      <style:text-properties fo:color="#ce18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2c8a"/>
    </style:style>
    <style:style style:name="T9" style:family="text">
      <style:text-properties style:text-underline-style="solid" style:text-underline-width="auto" style:text-underline-color="font-color" officeooo:rsid="00230c1a"/>
    </style:style>
    <style:style style:name="T10" style:family="text">
      <style:text-properties fo:background-color="#81d41a" loext:char-shading-value="0"/>
    </style:style>
    <style:style style:name="T11" style:family="text">
      <style:text-properties officeooo:rsid="001dfb61" fo:background-color="#ff8000" loext:char-shading-value="0"/>
    </style:style>
    <style:style style:name="T12" style:family="text">
      <style:text-properties officeooo:rsid="001fc7f8" fo:background-color="#ff8000" loext:char-shading-value="0"/>
    </style:style>
    <style:style style:name="T13" style:family="text">
      <style:text-properties officeooo:rsid="00212c8a"/>
    </style:style>
    <style:style style:name="T14" style:family="text">
      <style:text-properties officeooo:rsid="00230c1a"/>
    </style:style>
    <style:style style:name="T15" style:family="text">
      <style:text-properties officeooo:rsid="0023d342"/>
    </style:style>
    <style:style style:name="T16" style:family="text">
      <style:text-properties officeooo:rsid="00252387"/>
    </style:style>
    <style:style style:name="T17" style:family="text">
      <style:text-properties officeooo:rsid="00254f9e"/>
    </style:style>
    <style:style style:name="T18" style:family="text">
      <style:text-properties fo:language="de" fo:country="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7">1</text:span></text:p>
      <text:p text:style-name="P21"/>
      <text:p text:style-name="P20">Wer noch nie in seinem Leben die Möglichkeit hatte, die Arktis mit eigenen Augen zu erleben, kann sich kaum vorstellen, welcher Anblick ihm bisher entgangen ist.</text:p>
      <text:p text:style-name="P1">Da wohl die wenigsten Leser selbst in diesen Genuss kommen werden, soll hier versucht werden, ein kleines Portrait dieser weitgehend unbekannten Region zu zeichnen.</text:p>
      <text:p text:style-name="P1">Auf den ersten Blick scheint sich dem Betrachter ein trauriges Bild zu zeigen.</text:p>
      <text:p text:style-name="P1">Aus der endlos weißen Fläche ragen nur hier und da brauner Farn und karge <text:span text:style-name="T10">Pflanzen.</text:span></text:p>
      <text:p text:style-name="P1">Der scharfe Wind gelangt in das kleinste Loch und fegt eisig über das ganze <text:span text:style-name="T11">Beine.</text:span></text:p>
      <text:p text:style-name="P1">Ein Eisbär sucht an einem einsamen Fjord nach guter Beute im kalten <text:span text:style-name="T11">Menschen.</text:span></text:p>
      <text:p text:style-name="P2">Im Sommer kann man eine schwachgelbe Sonne wahrnehmen, während im Winter eher schüchternes Zwielicht das Bild beherrscht.</text:p>
      <text:p text:style-name="P2">Die Temperaturen erreichen die für uns nahezu unvorstellbaren Werte von bis zu fünfzig Grad unter Null und man kann sich kaum vorstellen, dass sich hier irgendeine Form von Leben entwickeln kann.</text:p>
      <text:p text:style-name="P1">Das Landesinnere ist von einer baumlosen Landschaft mit wenigen Hügeln geprägt.</text:p>
      <text:p text:style-name="P1">Ein so karges Land wie die Arktis würde man auf einem fernen Stern eher vermuten.</text:p>
      <text:p text:style-name="P2">Es ist eine einsame Schnee- und Eiswüste, die sich mit aller Kraft gegen jeden Eindringling zu wehren scheint.</text:p>
      <text:p text:style-name="P2">Und doch gibt es mannigfache Arten von pflanzlichem und tierischem Leben in diesem nördlichsten Gebiet unserer <text:span text:style-name="T11">Vorfahren.</text:span></text:p>
      <text:p text:style-name="P2">Herden von Karibus ziehen über weite Strecken umher auf der Suche nach Pflanzen und <text:span text:style-name="T11">Landkarten.</text:span></text:p>
      <text:p text:style-name="P1">Tiere wie Walross, Wal und Robbe haben in dieser Gegend eine Heimat gefunden.</text:p>
      <text:p text:style-name="P1">Mancher einsame Wolf fühlt sich neben Eisbären und Lemmingen in der Kälte wohl.</text:p>
      <text:p text:style-name="P1">Auch Menschen kommen mit der schweren Last des arktischen Klimas zurecht.</text:p>
      <text:p text:style-name="P2">Es sind die Eskimos oder <text:span text:style-name="T1">Inuit. </text:span><text:span text:style-name="T2">(-)</text:span></text:p>
      <text:p text:style-name="P2">Die Angehörigen dieser im Vergleich zu anderen Völkern zahlenmäßig sehr kleinen Gruppe werden von den Anthropologen allgemein als untersetzte Menschen mit einem kräftigen Körperbau beschrieben.</text:p>
      <text:p text:style-name="P1">Die Eskimos haben eine auffällig kleine Hand sowie eher kurze Arme und <text:span text:style-name="T10">Beine.</text:span></text:p>
      <text:p text:style-name="P2">Ihr Haar ist schwarz, die Augen sind braun und von mongoloidem Schnitt wie auch bei den meisten <text:span text:style-name="T1">Indianern. </text:span><text:span text:style-name="T2">(-)</text:span></text:p>
      <text:p text:style-name="P2">Die Hautfarbe reicht von einem dunklen Gelb bis zu einem hellen Braun und siedelt sie zwischen den Indianern und den asiatischen Völkern an.</text:p>
      <text:p text:style-name="P1">Die Inuit gelten bei näherer Anschauung als ausgeglichene und fröhliche <text:span text:style-name="T10">Menschen.</text:span></text:p>
      <text:p text:style-name="P1">Offenbar haben sie sich trotz der Umwelt eine unbeschwerte Lebensart bewahrt.</text:p>
      <text:p text:style-name="P1">Die Eskimos bewohnen insgesamt fast 10.000 Kilometer Küste vom Pazifik bis zum Atlantik, von Sibirien und Alaska bis nach Kanada, Grönland und Labrador.</text:p>
      <text:p text:style-name="P1">Von Norden nach Süden gemessen ist das riesige Land so lang wie die USA.</text:p>
      <text:p text:style-name="P1">Dieses Gebiet war vor hundert Jahren noch ein weißer <text:span text:style-name="T7">Fleck</text:span> auf den<text:span text:style-name="T10"> Landkarten.</text:span></text:p>
      <text:p text:style-name="P2">Heute leben die meisten der 80.000 Eskimos, verteilt auf verschiedene Länder, in bescheidenem <text:span text:style-name="T11">Pflanzen.</text:span></text:p>
      <text:p text:style-name="P2">Wenig erinnert an das harte Leben ihrer <text:span text:style-name="T10">Vorfahren.</text:span></text:p>
      <text:p text:style-name="P1">In der Geschichte der Menschheit musste keine andere ethnische Gruppe in einem so menschenfeindlichen <text:span text:style-name="T6">Land</text:span> leben.</text:p>
      <text:p text:style-name="P2"/>
      <text:p text:style-name="P3">(Dauer: ca. 3min)</text:p>
      <text:p text:style-name="P3"/>
      <text:p text:style-name="P8">Letztes Nomen? Fleck vs. <text:span text:style-name="T7">Land</text:span></text:p>
      <text:p text:style-name="P8"/>
      <text:p text:style-name="P9"><text:soft-page-break/>Die Temperaturen erreichen Werte von bis zu fünfzig Grad unter Null. <text:span text:style-name="T8">Richtig</text:span><text:span text:style-name="T13"> vs. Falsch</text:span></text:p>
      <text:p text:style-name="P9"/>
      <text:p text:style-name="P10">Herden von Karibus ziehen über weite Strecken umher auf der Suche nach Pflanzen. <text:span text:style-name="T8">Richtig</text:span><text:span text:style-name="T13"> vs. Falsch</text:span></text:p>
      <text:p text:style-name="P10"/>
      <text:p text:style-name="P11">Die Eskimos haben eine<text:span text:style-name="T15">n</text:span> auffällig kleine<text:span text:style-name="T15">n</text:span> <text:span text:style-name="T15">Kopf</text:span>. Richtig vs. <text:span text:style-name="T7">Falsch</text:span></text:p>
      <text:p text:style-name="P11"/>
      <text:p text:style-name="P11">Die Inuit gelten bei näherer Anschauung als ausgeglichene und fröhliche Menschen. <text:span text:style-name="T7">Richtig</text:span> vs. Falsch</text:p>
      <text:p text:style-name="P11"/>
      <text:p text:style-name="Horizontal_20_Line"/>
      <text:p text:style-name="P29"><text:span text:style-name="T18">2</text:span></text:p>
      <text:p text:style-name="P28"><text:span text:style-name="T18"/></text:p>
      <text:p text:style-name="P27"><text:span text:style-name="T18">Viele Wissenschaftler wundern sich auch heute noch darüber, dass die Eskimos in den unwegsamen, baumlosen Gebieten der arktischen Tundra überlebten.</text:span></text:p>
      <text:p text:style-name="P4">Vor allem im Winter konnte Nahrung über Monate knapp werden.</text:p>
      <text:p text:style-name="P1">Die Menschen mussten manche schwere Dürre überstehen und langen Stürmen trotzen.</text:p>
      <text:p text:style-name="P1">Trotz Hunger und Kälte konnte sich in der kargen Natur eine eigene Kultur entfalten.</text:p>
      <text:p text:style-name="P1">Dem seltsamen Namen der Eskimos war als erster ein junger Journalist auf der <text:span text:style-name="T12">Anpassung.</text:span></text:p>
      <text:p text:style-name="P1">Er forschte nach ähnlichen oder bedeutungsgleichen Wörtern und wurde fündig.</text:p>
      <text:p text:style-name="P1">Eskimo ist ein einfaches Synonym eines Wortes aus der Sprache der <text:span text:style-name="T1">Cree-Indianer. </text:span><text:span text:style-name="T3">(-)</text:span></text:p>
      <text:p text:style-name="P4">Es bedeutet "Esser von rohem Fleisch".</text:p>
      <text:p text:style-name="P4">Die Eskimos schätzen aber auch gekochtes Fleisch, hatten aber früher in Eis und Schnee oft keinen Brennstoff zur <text:span text:style-name="T10">Verfügung.</text:span></text:p>
      <text:p text:style-name="P1">Sie selbst nennen sich Inuit, was man mit Volk oder Menschen übersetzen könnte.</text:p>
      <text:p text:style-name="P1">Das Wort Eskimo bezeichnet heute vor allem eine gemeinsame Sprache, die von fast allen Inuit in verschiedenen Gebieten in Grönland, Kanada und Alaska gesprochen wird.</text:p>
      <text:p text:style-name="P1">Das genaue Verhältnis der regionalen Dialekte ist heute linguistisch gut untersucht.</text:p>
      <text:p text:style-name="P1">Selbst bei sehr weit entfernt voneinander lebenden Stämmen zeigen sich immer noch erstaunliche Gemeinsamkeiten, vor allem in Wortschatz, Satzbau und <text:span text:style-name="T12">Verfügung.</text:span></text:p>
      <text:p text:style-name="P1">Ein gutes Beispiel für ähnliche Dialekte sind die Inuit aus Alaska und Grönland.</text:p>
      <text:p text:style-name="P1">Es würde einem Inuit vom Polarkreis also keine Schwierigkeiten bereiten, einen Inuit vom Beringmeer zu verstehen, wenn er denn einmal den langen Weg machen würde.</text:p>
      <text:p text:style-name="P1">Die einzige Ausnahme mit eigener Sprache sind die Inseln im südwestlichen Alaska.</text:p>
      <text:p text:style-name="P1">Die Bewohner dieser Inseln sprechen einen Dialekt, der Indianersprachen ähnlich ist.</text:p>
      <text:p text:style-name="P1">Die Inselbewohner unterscheiden sich durch einen kleineren Wuchs von den <text:span text:style-name="T10">Übrigen.</text:span></text:p>
      <text:p text:style-name="P1">Daher werden sie von einigen Forschern gar nicht mehr zu den Eskimos gerechnet.</text:p>
      <text:p text:style-name="P1">Die bewegte Geschichte der Inuit berichtet von einem langen Prozess der <text:span text:style-name="T10">Anpassung.</text:span></text:p>
      <text:p text:style-name="P1">Sie reagierten äußerst sensibel auf alle Änderungen in Klima und <text:span text:style-name="T10">Nahrungsangebot.</text:span></text:p>
      <text:p text:style-name="P1">Über die Jahrhunderte gelang eine perfekte Angleichung der Inuit an ihre <text:span text:style-name="T12">Nahrungsangebot.</text:span></text:p>
      <text:p text:style-name="P7">Obwohl ihr Leben in starkem Maße von der unwirtlichen Umgebung und der sehr unsicheren Ernährungssituation bestimmt wurde, gelang es ihnen, über Jahrhunderte eine relativ hochstehende, sehr eigenwillige und flexible Kultur zu entwickeln.</text:p>
      <text:p text:style-name="P1">Die optimale Anpassung erschwerte eine klare Antwort auf wissenschaftliche <text:span text:style-name="T12">Anpassung.</text:span></text:p>
      <text:p text:style-name="P1">Ein großes Mirakel innerhalb der Völkerkunde ist die Frage der Herkunft der <text:span text:style-name="T1">Inuit. </text:span><text:span text:style-name="T3">(-)</text:span></text:p>
      <text:p text:style-name="P1">Woher kamen sie? Zogen sie mit den Indianern vor fünfzehntausend, oder wie man bei Ausgrabungen in der Nähe von La Jolla in Kalifornien festgestellt haben will, sogar schon vor mindestens achtundvierzigtausend Jahren von Asien kommend über die Beringstraße auf den amerikanischen Kontinent und weiter nach Grönland?</text:p>
      <text:p text:style-name="P1">Vielleicht benutzten die Inuit ein einfaches Boot zur Überquerung der Beringstraße.</text:p>
      <text:p text:style-name="P1"><text:soft-page-break/>Möglicherweise stammen sie ursprünglich von den Indianern ab und setzten sich erst vor einigen tausend Jahren von den übrigen Stämmen ab, die im Inland siedelten.</text:p>
      <text:p text:style-name="P1">Eine alternative Hypothese besagt, dass sie gar nicht an der Wanderung teilnahmen.</text:p>
      <text:p text:style-name="P1">Doch wird ihre Herkunft überhaupt jemals ohne jeden Zweifel zu bestimmen sein?</text:p>
      <text:p text:style-name="P1">Die Eskimos wissen selbst keine Antwort auf die schwere Frage nach ihrer <text:span text:style-name="T10">Herkunft.</text:span></text:p>
      <text:p text:style-name="P1">Die Inuit suchen die <text:span text:style-name="T7">Erklärung</text:span> ihrer Herkunft in der reichen Dichtkunst ihrer <text:span text:style-name="T12">Herkunft.</text:span></text:p>
      <text:p text:style-name="P4">Dort gibt es verschiedene <text:span text:style-name="T6">Versionen</text:span> darüber.</text:p>
      <text:p text:style-name="P4"/>
      <text:p text:style-name="P13">(Dauer: ca. 3min 15s)</text:p>
      <text:p text:style-name="P4"/>
      <text:p text:style-name="P8">Letztes Nomen? Erklärung vs. <text:span text:style-name="T7">Versionen</text:span></text:p>
      <text:p text:style-name="P8"/>
      <text:p text:style-name="P12">Ein <text:span text:style-name="T16">Geograph</text:span> erforschte als erster den Namen der Eskimos. Richtig vs. <text:span text:style-name="T7">Falsch</text:span></text:p>
      <text:p text:style-name="P12"/>
      <text:p text:style-name="P14">Das Wort Eskimo bezeichnet heute vor allem eine<text:span text:style-name="T16">n regionalen Dialekt in Grönland</text:span>. Richtg vs. <text:span text:style-name="T7">Falsch</text:span></text:p>
      <text:p text:style-name="P14"/>
      <text:p text:style-name="P15">Ein gutes Beispiel für <text:span text:style-name="T16">unterschiedliche</text:span> Dialekte sind die Inuit aus Alaska und Grönland. <text:span text:style-name="T14">Richtig vs. </text:span><text:span text:style-name="T9">Falsch</text:span></text:p>
      <text:p text:style-name="P12"/>
      <text:p text:style-name="P14">Die Bewohner der Inseln im südwestlichen Alaska unterscheiden sich durch einen <text:span text:style-name="T16">kräftigeren Körperbau</text:span> von den übrigen Inuit. Richtig vs. <text:span text:style-name="T7">Falsch</text:span></text:p>
      <text:p text:style-name="P14"/>
      <text:p text:style-name="Horizontal_20_Line"/>
      <text:p text:style-name="P26">3</text:p>
      <text:p text:style-name="P25"/>
      <text:p text:style-name="P4">Eine der bekanntesten Geschichten sagt: Der bei den Eskimos heilige Rabe soll vor langer Zeit ihr Land erschaffen haben.</text:p>
      <text:p text:style-name="P6">Der Beginn dieser über Jahrhunderte von Mund zu Mund weitergegebenen Legende lautet ungefähr wie folgt: Vor langer Zeit, so wird uns erzählt, gab es kein <text:span text:style-name="T12">Anpassung.</text:span></text:p>
      <text:p text:style-name="P6">Überall war nichts als <text:span text:style-name="T10">Wasser.</text:span></text:p>
      <text:p text:style-name="P6">Dem Raben bereitete dieser Anblick großen <text:span text:style-name="T12">Theorie.</text:span></text:p>
      <text:p text:style-name="P1">Plötzlich sah der Rabe einen großen grünen Büschel Gras im Meer schwimmen.</text:p>
      <text:p text:style-name="P6">Er stieg in sein Kajak und paddelte hinterher. </text:p>
      <text:p text:style-name="P6">Dann warf er seine Harpune auf das Gras, wickelte die Leine darum, zog es ins Boot und grub es fest in den <text:span text:style-name="T10">Meeresgrund.</text:span></text:p>
      <text:p text:style-name="P1">Der Rabe baute einen kleinen Steg und suchte dann nach weiteren <text:span text:style-name="T12">Meeresgrund.</text:span></text:p>
      <text:p text:style-name="P6">Er verfuhr mit den nächsten Büscheln genauso, bis genug Land da war.</text:p>
      <text:p text:style-name="P6">Dann rief er sein Volk von überallher zusammen und sagte: Nun habt ihr Land zum Leben!</text:p>
      <text:p text:style-name="P1">Die Wissenschaft erkannte bis zum Ende des 19. Jahrhunderts nur eine Theorie an.</text:p>
      <text:p text:style-name="P6">Nach der Meinung des dänischen Missionars David Cranz waren die Eskimos ursprünglich ein asiatischer <text:span text:style-name="T1">Volksstamm. </text:span><text:span text:style-name="T4">(-)</text:span></text:p>
      <text:p text:style-name="P6">Es kam zu Auseinandersetzungen mit anderen, zahlenmäßig stärkeren Volksgruppen, die mit Vorfahren der Eskimos um Jagdgründe konkurrierten.</text:p>
      <text:p text:style-name="P1">Die Inuit wurden im weiteren Verlauf der Geschichte in Richtung Norden verdrängt.</text:p>
      <text:p text:style-name="P1">Sie mussten in das eisige Grönland sowie nach Alaska und Kanada auswandern.</text:p>
      <text:p text:style-name="P1">Auf dem langen Weg dienten vor allem am Eisrand lebende Meerestiere als <text:span text:style-name="T12">Kontinent.</text:span></text:p>
      <text:p text:style-name="P1">Die grobe Richtung der Wanderung wurde von einer schmalen Landbrücke bestimmt.</text:p>
      <text:p text:style-name="P1">Diese bestand damals zwischen dem asiatischen und dem amerikanischen <text:span text:style-name="T10">Kontinent.</text:span></text:p>
      <text:p text:style-name="P1"><text:soft-page-break/>Die nördlichsten Küsten der ganzen Erde wurden zur neuen Heimat der <text:span text:style-name="T1">Eskimos. </text:span><text:span text:style-name="T4">(-)</text:span></text:p>
      <text:p text:style-name="P1">Die Reise konnte nur in einer sehr kalten Periode stattgefunden haben, denn die Landbrücke bestand überwiegend aus Eis und schmolz einige Jahrhunderte später.</text:p>
      <text:p text:style-name="P6">Die Inseln St. Lawrende, Nunivak und die Pribilof-Inseln sind nichts anderes als die Gipfel der Berge, die aus der ehemaligen Landbrücke emporsteigen und aus dem Wasser ragen.</text:p>
      <text:p text:style-name="P6">Dennoch gab es an der Einwanderung aus Asien schon früh <text:span text:style-name="T12">Wasser.</text:span></text:p>
      <text:p text:style-name="P1">Henry Rink untersuchte ab 1871 mit großem Scharfsinn die Herkunft der <text:span text:style-name="T1">Eskimos. </text:span><text:span text:style-name="T4">(-)</text:span></text:p>
      <text:p text:style-name="P1">Er erkannte als erster, dass an der so plausiblen Hypothese Zweifel angebracht waren.</text:p>
      <text:p text:style-name="P1">Seine ehrgeizige Ambition bestand in der Entwicklung einer alternativen <text:span text:style-name="T10">Theorie.</text:span></text:p>
      <text:p text:style-name="P1">Rink stützte sich auf die Darwin'schen Theorien, die damals gerade Furore machten.</text:p>
      <text:p text:style-name="P1">Nach Darwin entwickelte sich die gesamte Fauna durch biologische <text:span text:style-name="T10">Anpassung.</text:span></text:p>
      <text:p text:style-name="P1">Darwin ging davon aus, dass Menschen sich innerhalb weniger Generationen so <text:span text:style-name="T5">s</text:span>ehr verändern können, dass sie in ganz neuen Lebensräumen bestehen können.</text:p>
      <text:p text:style-name="P1">Die Fähigkeit zur flexiblen Mutation könnte manche Merkmale der Inuit erklären.</text:p>
      <text:p text:style-name="P1">Beispielsweise ist ihr gedrungener Körperbau ideal für die <text:span text:style-name="T1">Wärmeregulation. </text:span><text:span text:style-name="T4">(-)</text:span></text:p>
      <text:p text:style-name="P1">Nach Henry Rinks <text:span text:style-name="T7">Meinung</text:span> waren die ersten Eskimos primitive I<text:span text:style-name="T1">ndianerstämme. </text:span><text:span text:style-name="T4">(-)</text:span></text:p>
      <text:p text:style-name="P1">Diese sollen ursprünglich in den Wäldern des zentralen Alaska gelebt haben und wurden seiner Meinung nach durch kriegerische Stämme weit nach <text:span text:style-name="T6">Norden</text:span> gedrängt.</text:p>
      <text:p text:style-name="P1"/>
      <text:p text:style-name="P5">(Dauer: ca. 3min)</text:p>
      <text:p text:style-name="P1"/>
      <text:p text:style-name="P8">Letztes Nomen? Meinung vs. <text:span text:style-name="T7">Norden</text:span></text:p>
      <text:p text:style-name="P19"/>
      <text:p text:style-name="P17">Der bei den Eskimos heilige Rabe vor langer Zeit aus Grasbüscheln ihr Land erschaffen haben. <text:span text:style-name="T7">Richtig</text:span> vs. Falsch</text:p>
      <text:p text:style-name="P8"/>
      <text:p text:style-name="P18">Eine Theorie nach wanderten die Eskimos über eine schmale Landbrück zwischen dem asiatischen und dem amerikanischen Kontinent. <text:span text:style-name="T7">Richtig</text:span> vs. Falsch</text:p>
      <text:p text:style-name="P16"/>
      <text:p text:style-name="P16"><text:span text:style-name="T16">David Cranz</text:span> stützte sich auf die Darwin‘schen Theorien. Richtig vs. <text:span text:style-name="T7">Falsch</text:span></text:p>
      <text:p text:style-name="P16"/>
      <text:p text:style-name="P18">Nach Henry Rinks Meinung waren die ersten Eskimos primitive Indianerstämme. <text:span text:style-name="T7">Richtig</text:span> vs. Fals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6:18:41.547885271</meta:creation-date>
    <dc:date>2020-03-11T10:05:48.297281792</dc:date>
    <meta:editing-duration>PT22M42S</meta:editing-duration>
    <meta:editing-cycles>9</meta:editing-cycles>
    <meta:generator>LibreOffice/6.1.5.2$Linux_X86_64 LibreOffice_project/10$Build-2</meta:generator>
    <meta:document-statistic meta:table-count="0" meta:image-count="0" meta:object-count="0" meta:page-count="4" meta:paragraph-count="115" meta:word-count="1625" meta:character-count="10731" meta:non-whitespace-character-count="9220"/>
  </office:meta>
</office:document-meta>
</file>